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B34F494FD8502B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6cm, 3.059cm, 16.768cm, 4.28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458cm" svg:height="21cm" svg:x="0.892cm" svg:y="2.091cm">
          <draw:image xlink:href="Pictures/10000000000005E8000007E06B34F494FD8502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09:28.077364907</dc:date>
    <meta:editing-duration>PT3M3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